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position="0% 100%" style:font-name="Times New Roman" fo:font-size="12.1000003814697pt" fo:letter-spacing="normal" officeooo:rsid="00287121" officeooo:paragraph-rsid="00287121" style:font-size-asian="12.1000003814697pt" style:font-size-complex="12.1000003814697pt"/>
    </style:style>
    <style:style style:name="P2" style:family="paragraph" style:parent-style-name="Standard">
      <style:text-properties fo:font-variant="normal" fo:text-transform="none" fo:color="#000000" style:text-position="0% 100%" style:font-name="Times New Roman" fo:font-size="12.1000003814697pt" fo:letter-spacing="normal" officeooo:rsid="002a5e81" officeooo:paragraph-rsid="002a5e81" style:font-size-asian="12.1000003814697pt" style:font-size-complex="12.1000003814697pt"/>
    </style:style>
    <style:style style:name="P3" style:family="paragraph" style:parent-style-name="Standard">
      <style:text-properties fo:font-variant="normal" fo:text-transform="none" fo:color="#000000" style:text-position="0% 100%" style:font-name="Times New Roman" fo:font-size="12.1000003814697pt" fo:letter-spacing="normal" officeooo:rsid="002c7a44" officeooo:paragraph-rsid="002c7a44" style:font-size-asian="12.1000003814697pt" style:font-size-complex="12.1000003814697pt"/>
    </style:style>
    <style:style style:name="P4" style:family="paragraph" style:parent-style-name="Standard">
      <style:text-properties fo:font-variant="normal" fo:text-transform="none" fo:color="#000000" style:text-position="0% 100%" style:font-name="Times New Roman" fo:font-size="12.1000003814697pt" fo:letter-spacing="normal" fo:font-style="normal" fo:font-weight="normal" officeooo:rsid="002bcc1b" officeooo:paragraph-rsid="002a5e81" style:font-size-asian="12.1000003814697pt" style:font-size-complex="12.1000003814697pt"/>
    </style:style>
    <style:style style:name="P5" style:family="paragraph" style:parent-style-name="Standard">
      <style:text-properties fo:font-variant="normal" fo:text-transform="none" fo:color="#000000" style:text-position="0% 100%" style:font-name="Times New Roman" fo:font-size="12.1000003814697pt" fo:letter-spacing="normal" fo:font-style="normal" fo:font-weight="normal" officeooo:rsid="002c7a44" officeooo:paragraph-rsid="002c7a44" style:font-size-asian="12.1000003814697pt" style:font-size-complex="12.1000003814697pt"/>
    </style:style>
    <style:style style:name="P6" style:family="paragraph" style:parent-style-name="Standard">
      <style:text-properties fo:font-variant="normal" fo:text-transform="none" fo:color="#000000" style:text-position="0% 100%" style:font-name="Times New Roman" fo:font-size="12.1000003814697pt" fo:letter-spacing="normal" fo:font-style="normal" fo:font-weight="normal" officeooo:rsid="002cf1c2" officeooo:paragraph-rsid="002cf1c2" style:font-size-asian="12.1000003814697pt" style:font-weight-asian="bold" style:font-size-complex="12.1000003814697pt" style:font-weight-complex="bold"/>
    </style:style>
    <style:style style:name="P7" style:family="paragraph" style:parent-style-name="Standard">
      <style:text-properties fo:font-variant="normal" fo:text-transform="none" fo:color="#000000" style:text-position="0% 100%" style:font-name="Times New Roman" fo:font-size="12.1000003814697pt" fo:letter-spacing="normal" fo:font-style="normal" fo:font-weight="normal" officeooo:rsid="002fc5ad" officeooo:paragraph-rsid="002fc5ad" style:font-size-asian="12.1000003814697pt" style:font-weight-asian="bold" style:font-size-complex="12.1000003814697pt" style:font-weight-complex="bold"/>
    </style:style>
    <style:style style:name="P8" style:family="paragraph" style:parent-style-name="Standard">
      <style:text-properties fo:font-variant="normal" fo:text-transform="none" fo:color="#000000" style:text-position="0% 100%" style:font-name="Times New Roman" fo:font-size="12.1000003814697pt" fo:letter-spacing="normal" fo:font-style="normal" fo:font-weight="normal" officeooo:rsid="00314b30" officeooo:paragraph-rsid="00314b30" style:font-size-asian="12.1000003814697pt" style:font-weight-asian="normal" style:font-size-complex="12.1000003814697pt" style:font-weight-complex="normal"/>
    </style:style>
    <style:style style:name="P9" style:family="paragraph" style:parent-style-name="Standard">
      <style:text-properties fo:font-variant="normal" fo:text-transform="none" fo:color="#000000" style:font-name="Times New Roman" fo:font-size="12.1000003814697pt" fo:letter-spacing="normal" officeooo:rsid="001abdd2" officeooo:paragraph-rsid="001abdd2" style:font-size-asian="12.1000003814697pt" style:font-size-complex="12.1000003814697pt"/>
    </style:style>
    <style:style style:name="P10" style:family="paragraph" style:parent-style-name="Standard">
      <style:text-properties fo:font-variant="normal" fo:text-transform="none" fo:color="#000000" style:font-name="Times New Roman" fo:font-size="12.1000003814697pt" fo:letter-spacing="normal" officeooo:rsid="001c20b1" officeooo:paragraph-rsid="001abdd2" style:font-size-asian="12.1000003814697pt" style:font-size-complex="12.1000003814697pt"/>
    </style:style>
    <style:style style:name="P11" style:family="paragraph" style:parent-style-name="Standard">
      <style:text-properties fo:font-variant="normal" fo:text-transform="none" fo:color="#000000" style:font-name="Times New Roman" fo:font-size="12.1000003814697pt" fo:letter-spacing="normal" officeooo:rsid="001c20b1" officeooo:paragraph-rsid="001c20b1" style:font-size-asian="12.1000003814697pt" style:font-size-complex="12.1000003814697pt"/>
    </style:style>
    <style:style style:name="P12" style:family="paragraph" style:parent-style-name="Standard">
      <style:text-properties fo:font-variant="normal" fo:text-transform="none" fo:color="#000000" style:font-name="Times New Roman" fo:font-size="12.1000003814697pt" fo:letter-spacing="normal" officeooo:rsid="001da570" officeooo:paragraph-rsid="001da570" style:font-size-asian="12.1000003814697pt" style:font-size-complex="12.1000003814697pt"/>
    </style:style>
    <style:style style:name="P13" style:family="paragraph" style:parent-style-name="Standard">
      <style:text-properties fo:font-variant="normal" fo:text-transform="none" fo:color="#000000" style:font-name="Times New Roman" fo:font-size="12.1000003814697pt" fo:letter-spacing="normal" officeooo:rsid="001f564e" officeooo:paragraph-rsid="001da570" style:font-size-asian="12.1000003814697pt" style:font-size-complex="12.1000003814697pt"/>
    </style:style>
    <style:style style:name="P14" style:family="paragraph" style:parent-style-name="Standard">
      <style:text-properties fo:font-variant="normal" fo:text-transform="none" fo:color="#000000" style:font-name="Times New Roman" fo:font-size="12.1000003814697pt" fo:letter-spacing="normal" officeooo:rsid="001f564e" officeooo:paragraph-rsid="001f564e" style:font-size-asian="12.1000003814697pt" style:font-size-complex="12.1000003814697pt"/>
    </style:style>
    <style:style style:name="P15" style:family="paragraph" style:parent-style-name="Standard">
      <style:text-properties fo:font-variant="normal" fo:text-transform="none" fo:color="#000000" style:font-name="Times New Roman" fo:font-size="12.1000003814697pt" fo:letter-spacing="normal" officeooo:rsid="001fae1e" officeooo:paragraph-rsid="001fae1e" style:font-size-asian="12.1000003814697pt" style:font-size-complex="12.1000003814697pt"/>
    </style:style>
    <style:style style:name="P16" style:family="paragraph" style:parent-style-name="Standard">
      <style:text-properties fo:font-variant="normal" fo:text-transform="none" fo:color="#000000" style:font-name="Times New Roman" fo:font-size="12.1000003814697pt" fo:letter-spacing="normal" officeooo:rsid="00218628" officeooo:paragraph-rsid="00218628" style:font-size-asian="12.1000003814697pt" style:font-size-complex="12.1000003814697pt"/>
    </style:style>
    <style:style style:name="P17" style:family="paragraph" style:parent-style-name="Standard">
      <style:text-properties fo:font-variant="normal" fo:text-transform="none" fo:color="#000000" style:font-name="Times New Roman" fo:font-size="12.1000003814697pt" fo:letter-spacing="normal" officeooo:rsid="00230762" officeooo:paragraph-rsid="00230762" style:font-size-asian="12.1000003814697pt" style:font-size-complex="12.1000003814697pt"/>
    </style:style>
    <style:style style:name="P18" style:family="paragraph" style:parent-style-name="Standard">
      <style:text-properties fo:font-variant="normal" fo:text-transform="none" fo:color="#000000" style:font-name="Times New Roman" fo:font-size="12.1000003814697pt" fo:letter-spacing="normal" officeooo:rsid="002333be" officeooo:paragraph-rsid="002333be" style:font-size-asian="12.1000003814697pt" style:font-size-complex="12.1000003814697pt"/>
    </style:style>
    <style:style style:name="P19" style:family="paragraph" style:parent-style-name="Standard">
      <style:text-properties fo:font-variant="normal" fo:text-transform="none" fo:color="#000000" style:font-name="Times New Roman" fo:font-size="12.1000003814697pt" fo:letter-spacing="normal" officeooo:rsid="00240e7b" officeooo:paragraph-rsid="00240e7b" style:font-size-asian="12.1000003814697pt" style:font-size-complex="12.1000003814697pt"/>
    </style:style>
    <style:style style:name="P20" style:family="paragraph" style:parent-style-name="Standard">
      <style:text-properties fo:font-variant="normal" fo:text-transform="none" fo:color="#000000" style:font-name="Times New Roman" fo:font-size="12.1000003814697pt" fo:letter-spacing="normal" officeooo:rsid="00240e7b" officeooo:paragraph-rsid="0025c500" style:font-size-asian="12.1000003814697pt" style:font-size-complex="12.1000003814697pt"/>
    </style:style>
    <style:style style:name="P21" style:family="paragraph" style:parent-style-name="Standard">
      <style:text-properties fo:font-variant="normal" fo:text-transform="none" fo:color="#000000" style:font-name="Times New Roman" fo:font-size="12.1000003814697pt" fo:letter-spacing="normal" officeooo:rsid="0025c500" officeooo:paragraph-rsid="0025c500" style:font-size-asian="12.1000003814697pt" style:font-size-complex="12.1000003814697pt"/>
    </style:style>
    <style:style style:name="P22" style:family="paragraph" style:parent-style-name="Standard">
      <style:text-properties fo:font-variant="normal" fo:text-transform="none" fo:color="#000000" style:font-name="Times New Roman" fo:font-size="12.1000003814697pt" fo:letter-spacing="normal" officeooo:rsid="0025c500" officeooo:paragraph-rsid="00382a54" style:font-size-asian="12.1000003814697pt" style:font-size-complex="12.1000003814697pt"/>
    </style:style>
    <style:style style:name="P23" style:family="paragraph" style:parent-style-name="Standard">
      <style:text-properties fo:font-variant="normal" fo:text-transform="none" fo:color="#000000" style:font-name="Times New Roman" fo:font-size="12.1000003814697pt" fo:letter-spacing="normal" officeooo:paragraph-rsid="0025c500" style:font-size-asian="12.1000003814697pt" style:font-size-complex="12.1000003814697pt"/>
    </style:style>
    <style:style style:name="P24" style:family="paragraph" style:parent-style-name="Standard">
      <style:text-properties fo:font-variant="normal" fo:text-transform="none" fo:color="#000000" style:font-name="Times New Roman" fo:font-size="12.1000003814697pt" fo:letter-spacing="normal" officeooo:rsid="0028123c" officeooo:paragraph-rsid="0028123c" style:font-size-asian="12.1000003814697pt" style:font-size-complex="12.1000003814697pt"/>
    </style:style>
    <style:style style:name="P25" style:family="paragraph" style:parent-style-name="Standard">
      <style:text-properties fo:font-variant="normal" fo:text-transform="none" fo:color="#000000" style:font-name="Times New Roman" fo:font-size="12.1000003814697pt" fo:letter-spacing="normal" officeooo:rsid="0028123c" officeooo:paragraph-rsid="00287121" style:font-size-asian="12.1000003814697pt" style:font-size-complex="12.1000003814697pt"/>
    </style:style>
    <style:style style:name="P26" style:family="paragraph" style:parent-style-name="Standard">
      <style:text-properties fo:font-variant="normal" fo:text-transform="none" fo:color="#000000" style:font-name="Times New Roman" fo:font-size="12.1000003814697pt" fo:letter-spacing="normal" officeooo:rsid="00287121" officeooo:paragraph-rsid="00287121" style:font-size-asian="12.1000003814697pt" style:font-size-complex="12.1000003814697pt"/>
    </style:style>
    <style:style style:name="P27" style:family="paragraph" style:parent-style-name="Standard">
      <style:text-properties fo:font-variant="normal" fo:text-transform="none" fo:color="#000000" style:font-name="Times New Roman" fo:font-size="12.1000003814697pt" fo:letter-spacing="normal" officeooo:rsid="00287121" officeooo:paragraph-rsid="003a24d7" style:font-size-asian="12.1000003814697pt" style:font-size-complex="12.1000003814697pt"/>
    </style:style>
    <style:style style:name="P28" style:family="paragraph" style:parent-style-name="Standard">
      <style:text-properties fo:font-variant="normal" fo:text-transform="none" fo:color="#000000" style:font-name="Times New Roman" fo:font-size="12.1000003814697pt" fo:letter-spacing="normal" officeooo:paragraph-rsid="002a5e81" style:font-size-asian="12.1000003814697pt" style:font-size-complex="12.1000003814697pt"/>
    </style:style>
    <style:style style:name="P29" style:family="paragraph" style:parent-style-name="Standard">
      <style:text-properties fo:font-variant="normal" fo:text-transform="none" fo:color="#000000" style:font-name="Times New Roman" fo:font-size="12.1000003814697pt" fo:letter-spacing="normal" officeooo:rsid="002bcc1b" officeooo:paragraph-rsid="002c7a44" style:font-size-asian="12.1000003814697pt" style:font-size-complex="12.1000003814697pt"/>
    </style:style>
    <style:style style:name="P30" style:family="paragraph" style:parent-style-name="Standard">
      <style:text-properties fo:font-variant="normal" fo:text-transform="none" fo:color="#000000" style:font-name="Times New Roman" fo:font-size="12.1000003814697pt" fo:letter-spacing="normal" officeooo:rsid="002c7a44" officeooo:paragraph-rsid="002cf1c2" style:font-size-asian="12.1000003814697pt" style:font-size-complex="12.1000003814697pt"/>
    </style:style>
    <style:style style:name="P31" style:family="paragraph" style:parent-style-name="Standard">
      <style:text-properties fo:font-variant="normal" fo:text-transform="none" fo:color="#000000" style:font-name="Times New Roman" fo:font-size="12.1000003814697pt" fo:letter-spacing="normal" officeooo:rsid="002cf1c2" officeooo:paragraph-rsid="002fc5ad" style:font-size-asian="12.1000003814697pt" style:font-size-complex="12.1000003814697pt"/>
    </style:style>
    <style:style style:name="P32" style:family="paragraph" style:parent-style-name="Standard">
      <style:text-properties fo:font-variant="normal" fo:text-transform="none" fo:color="#000000" style:font-name="Times New Roman" fo:font-size="12.1000003814697pt" fo:letter-spacing="normal" officeooo:rsid="002dae0a" officeooo:paragraph-rsid="002333be" style:font-size-asian="12.1000003814697pt" style:font-size-complex="12.1000003814697pt"/>
    </style:style>
    <style:style style:name="P33" style:family="paragraph" style:parent-style-name="Standard">
      <style:text-properties fo:font-variant="normal" fo:text-transform="none" fo:color="#000000" style:font-name="Times New Roman" fo:font-size="12.1000003814697pt" fo:letter-spacing="normal" officeooo:rsid="002dae0a" officeooo:paragraph-rsid="002f113f" style:font-size-asian="12.1000003814697pt" style:font-size-complex="12.1000003814697pt"/>
    </style:style>
    <style:style style:name="P34" style:family="paragraph" style:parent-style-name="Standard">
      <style:text-properties fo:font-variant="normal" fo:text-transform="none" fo:color="#000000" style:font-name="Times New Roman" fo:font-size="12.1000003814697pt" fo:letter-spacing="normal" officeooo:rsid="002ddb4f" officeooo:paragraph-rsid="002f113f" style:font-size-asian="12.1000003814697pt" style:font-size-complex="12.1000003814697pt"/>
    </style:style>
    <style:style style:name="P35" style:family="paragraph" style:parent-style-name="Standard">
      <style:text-properties fo:font-variant="normal" fo:text-transform="none" fo:color="#000000" style:font-name="Times New Roman" fo:font-size="12.1000003814697pt" fo:letter-spacing="normal" officeooo:paragraph-rsid="002ddb4f" style:font-size-asian="12.1000003814697pt" style:font-size-complex="12.1000003814697pt"/>
    </style:style>
    <style:style style:name="P36" style:family="paragraph" style:parent-style-name="Standard">
      <style:text-properties fo:font-variant="normal" fo:text-transform="none" fo:color="#000000" style:font-name="Times New Roman" fo:font-size="12.1000003814697pt" fo:letter-spacing="normal" officeooo:paragraph-rsid="002f113f" style:font-size-asian="12.1000003814697pt" style:font-size-complex="12.1000003814697pt"/>
    </style:style>
    <style:style style:name="P37" style:family="paragraph" style:parent-style-name="Standard">
      <style:text-properties fo:font-variant="normal" fo:text-transform="none" fo:color="#000000" style:font-name="Times New Roman" fo:font-size="12.1000003814697pt" fo:letter-spacing="normal" officeooo:rsid="002f113f" officeooo:paragraph-rsid="002f113f" style:font-size-asian="12.1000003814697pt" style:font-size-complex="12.1000003814697pt"/>
    </style:style>
    <style:style style:name="P38" style:family="paragraph" style:parent-style-name="Standard">
      <style:text-properties fo:font-variant="normal" fo:text-transform="none" fo:color="#000000" style:font-name="Times New Roman" fo:font-size="12.1000003814697pt" fo:letter-spacing="normal" officeooo:rsid="002fc5ad" officeooo:paragraph-rsid="00314b30" style:font-size-asian="12.1000003814697pt" style:font-size-complex="12.1000003814697pt"/>
    </style:style>
    <style:style style:name="P39" style:family="paragraph" style:parent-style-name="Standard">
      <style:text-properties fo:font-variant="normal" fo:text-transform="none" fo:color="#000000" style:font-name="Times New Roman" fo:font-size="12.1000003814697pt" fo:letter-spacing="normal" officeooo:rsid="003563cb" officeooo:paragraph-rsid="003563cb" style:font-size-asian="12.1000003814697pt" style:font-size-complex="12.1000003814697pt"/>
    </style:style>
    <style:style style:name="P40" style:family="paragraph" style:parent-style-name="Standard">
      <style:text-properties fo:font-variant="normal" fo:text-transform="none" fo:color="#000000" style:font-name="Times New Roman" fo:font-size="12.1000003814697pt" fo:letter-spacing="normal" officeooo:rsid="0036b1be" officeooo:paragraph-rsid="0036b1be" style:font-size-asian="12.1000003814697pt" style:font-size-complex="12.1000003814697pt"/>
    </style:style>
    <style:style style:name="P41" style:family="paragraph" style:parent-style-name="Standard">
      <style:text-properties fo:font-variant="normal" fo:text-transform="none" fo:color="#000000" style:font-name="Times New Roman" fo:font-size="12.1000003814697pt" fo:letter-spacing="normal" officeooo:paragraph-rsid="002fc5ad"/>
    </style:style>
    <style:style style:name="P42" style:family="paragraph" style:parent-style-name="Standard">
      <style:text-properties fo:font-variant="normal" fo:text-transform="none" fo:color="#000000" style:font-name="Times New Roman" fo:font-size="12.1000003814697pt" fo:letter-spacing="normal" fo:font-style="normal" fo:font-weight="normal" officeooo:rsid="002ddb4f" officeooo:paragraph-rsid="002ddb4f" style:font-size-asian="12.1000003814697pt" style:font-size-complex="12.1000003814697pt"/>
    </style:style>
    <style:style style:name="P43" style:family="paragraph" style:parent-style-name="Standard">
      <style:text-properties fo:font-variant="normal" fo:text-transform="none" fo:color="#000000" style:font-name="Times New Roman" fo:font-size="12.1000003814697pt" fo:letter-spacing="normal" fo:font-style="normal" fo:font-weight="normal" officeooo:rsid="002f113f" officeooo:paragraph-rsid="002f113f" style:font-size-asian="12.1000003814697pt" style:font-size-complex="12.1000003814697pt"/>
    </style:style>
    <style:style style:name="P44" style:family="paragraph" style:parent-style-name="Standard">
      <style:text-properties fo:font-variant="normal" fo:text-transform="none" fo:color="#000000" style:font-name="Times New Roman" fo:font-size="12.1000003814697pt" fo:letter-spacing="normal" fo:font-style="normal" fo:font-weight="normal" officeooo:rsid="002fc5ad" officeooo:paragraph-rsid="002f113f" style:font-size-asian="12.1000003814697pt" style:font-size-complex="12.1000003814697pt"/>
    </style:style>
    <style:style style:name="P45" style:family="paragraph" style:parent-style-name="Standard">
      <style:text-properties fo:font-variant="normal" fo:text-transform="none" fo:color="#000000" style:font-name="Times New Roman" fo:font-size="12.1000003814697pt" fo:letter-spacing="normal" fo:font-style="normal" fo:font-weight="normal" officeooo:rsid="002dae0a" officeooo:paragraph-rsid="002dae0a" style:font-size-asian="12.1000003814697pt" style:font-size-complex="12.1000003814697pt"/>
    </style:style>
    <style:style style:name="P46" style:family="paragraph" style:parent-style-name="Standard">
      <style:text-properties fo:font-variant="normal" fo:text-transform="none" fo:color="#000000" style:font-name="Times New Roman" fo:font-size="12.1000003814697pt" fo:letter-spacing="normal" fo:font-style="normal" fo:font-weight="normal" officeooo:rsid="002f113f" officeooo:paragraph-rsid="002f113f" style:font-size-asian="10.5500001907349pt" style:font-size-complex="12.1000003814697pt"/>
    </style:style>
    <style:style style:name="P47" style:family="paragraph" style:parent-style-name="Standard">
      <style:text-properties fo:font-variant="normal" fo:text-transform="none" fo:color="#000000" style:font-name="Times New Roman" fo:font-size="12.1000003814697pt" fo:letter-spacing="normal" fo:font-style="normal" fo:font-weight="normal" officeooo:rsid="002dae0a" officeooo:paragraph-rsid="002f113f" style:font-size-asian="10.5500001907349pt" style:font-size-complex="12.1000003814697pt"/>
    </style:style>
    <style:style style:name="P48" style:family="paragraph" style:parent-style-name="Standard">
      <style:text-properties fo:font-variant="normal" fo:text-transform="none" fo:color="#000000" style:font-name="Times New Roman" fo:font-size="12.1000003814697pt" fo:letter-spacing="normal" fo:font-style="normal" fo:font-weight="normal" officeooo:rsid="002fc5ad" officeooo:paragraph-rsid="002fc5ad" style:font-size-asian="10.5500001907349pt" style:font-size-complex="12.1000003814697pt"/>
    </style:style>
    <style:style style:name="P49" style:family="paragraph" style:parent-style-name="Standard">
      <style:text-properties fo:font-variant="normal" fo:text-transform="none" fo:color="#000000" style:font-name="Times New Roman" fo:font-size="9pt" fo:letter-spacing="normal" fo:font-style="normal" fo:font-weight="normal" officeooo:rsid="002dae0a" officeooo:paragraph-rsid="002f113f" style:font-size-asian="9pt" style:font-size-complex="9pt"/>
    </style:style>
    <style:style style:name="P50" style:family="paragraph" style:parent-style-name="Standard">
      <style:text-properties fo:color="#000000" style:font-name="Times New Roman" fo:font-size="12.1000003814697pt" officeooo:rsid="001abdd2" officeooo:paragraph-rsid="001abdd2" style:font-size-asian="12.1000003814697pt" style:font-size-complex="12.1000003814697pt"/>
    </style:style>
    <style:style style:name="P51" style:family="paragraph" style:parent-style-name="Standard">
      <style:text-properties fo:color="#000000" style:font-name="Times New Roman" fo:font-size="12.1000003814697pt" officeooo:paragraph-rsid="001abdd2" style:font-size-asian="12.1000003814697pt" style:font-size-complex="12.1000003814697pt"/>
    </style:style>
    <style:style style:name="P52" style:family="paragraph" style:parent-style-name="Standard">
      <style:text-properties fo:color="#000000" style:font-name="Times New Roman" fo:font-size="12.1000003814697pt" officeooo:rsid="001c20b1" officeooo:paragraph-rsid="001c20b1" style:font-size-asian="12.1000003814697pt" style:font-size-complex="12.1000003814697pt"/>
    </style:style>
    <style:style style:name="P53" style:family="paragraph" style:parent-style-name="Standard">
      <style:text-properties fo:color="#000000" style:font-name="Times New Roman" fo:font-size="12.1000003814697pt" officeooo:rsid="001da570" officeooo:paragraph-rsid="001da570" style:font-size-asian="12.1000003814697pt" style:font-size-complex="12.1000003814697pt"/>
    </style:style>
    <style:style style:name="P54" style:family="paragraph" style:parent-style-name="Standard">
      <style:text-properties fo:color="#000000" style:font-name="Times New Roman" fo:font-size="12.1000003814697pt" officeooo:paragraph-rsid="001da570" style:font-size-asian="12.1000003814697pt" style:font-size-complex="12.1000003814697pt"/>
    </style:style>
    <style:style style:name="P55" style:family="paragraph" style:parent-style-name="Standard">
      <style:text-properties fo:color="#000000" style:font-name="Times New Roman" fo:font-size="12.1000003814697pt" officeooo:rsid="001f564e" officeooo:paragraph-rsid="001f564e" style:font-size-asian="12.1000003814697pt" style:font-size-complex="12.1000003814697pt"/>
    </style:style>
    <style:style style:name="P56" style:family="paragraph" style:parent-style-name="Standard">
      <style:text-properties fo:color="#000000" style:font-name="Times New Roman" fo:font-size="12.1000003814697pt" officeooo:paragraph-rsid="001fae1e" style:font-size-asian="12.1000003814697pt" style:font-size-complex="12.1000003814697pt"/>
    </style:style>
    <style:style style:name="P57" style:family="paragraph" style:parent-style-name="Standard">
      <style:text-properties fo:color="#000000" style:font-name="Times New Roman" fo:font-size="12.1000003814697pt" officeooo:rsid="00218628" officeooo:paragraph-rsid="00218628" style:font-size-asian="12.1000003814697pt" style:font-size-complex="12.1000003814697pt"/>
    </style:style>
    <style:style style:name="P58" style:family="paragraph" style:parent-style-name="Standard">
      <style:text-properties fo:color="#000000" style:font-name="Times New Roman" fo:font-size="12.1000003814697pt" officeooo:paragraph-rsid="00230762" style:font-size-asian="12.1000003814697pt" style:font-size-complex="12.1000003814697pt"/>
    </style:style>
    <style:style style:name="P59" style:family="paragraph" style:parent-style-name="Standard">
      <style:text-properties fo:color="#000000" style:font-name="Times New Roman" fo:font-size="12.1000003814697pt" officeooo:rsid="00230762" officeooo:paragraph-rsid="00230762" style:font-size-asian="12.1000003814697pt" style:font-size-complex="12.1000003814697pt"/>
    </style:style>
    <style:style style:name="P60" style:family="paragraph" style:parent-style-name="Standard">
      <style:text-properties fo:color="#000000" style:font-name="Times New Roman" fo:font-size="12.1000003814697pt" officeooo:rsid="00230762" officeooo:paragraph-rsid="002333be" style:font-size-asian="12.1000003814697pt" style:font-size-complex="12.1000003814697pt"/>
    </style:style>
    <style:style style:name="P61" style:family="paragraph" style:parent-style-name="Standard">
      <style:text-properties fo:color="#000000" style:font-name="Times New Roman" fo:font-size="12.1000003814697pt" officeooo:rsid="002333be" officeooo:paragraph-rsid="002333be" style:font-size-asian="12.1000003814697pt" style:font-size-complex="12.1000003814697pt"/>
    </style:style>
    <style:style style:name="P62" style:family="paragraph" style:parent-style-name="Standard">
      <style:text-properties fo:color="#000000" style:font-name="Times New Roman" fo:font-size="12.1000003814697pt" officeooo:paragraph-rsid="00326cab" style:font-size-asian="12.1000003814697pt" style:font-size-complex="12.1000003814697pt"/>
    </style:style>
    <style:style style:name="P63" style:family="paragraph" style:parent-style-name="Standard">
      <style:text-properties fo:color="#000000" style:font-name="Times New Roman" fo:font-size="12.1000003814697pt" officeooo:rsid="001abdd2" officeooo:paragraph-rsid="001abdd2" style:font-size-asian="12.1000003814697pt" style:font-size-complex="12.1000003814697pt"/>
    </style:style>
    <style:style style:name="P64" style:family="paragraph" style:parent-style-name="Standard">
      <style:text-properties fo:color="#000000" style:font-name="Times New Roman" fo:font-size="12.1000003814697pt" officeooo:rsid="003d166c" officeooo:paragraph-rsid="003d166c" style:font-size-asian="12.1000003814697pt" style:font-size-complex="12.1000003814697pt"/>
    </style:style>
    <style:style style:name="T1" style:family="text">
      <style:text-properties officeooo:rsid="001abdd2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variant="normal" fo:text-transform="none" fo:letter-spacing="normal" officeooo:rsid="001abdd2"/>
    </style:style>
    <style:style style:name="T4" style:family="text">
      <style:text-properties fo:font-variant="normal" fo:text-transform="none" fo:letter-spacing="normal" officeooo:rsid="001c20b1"/>
    </style:style>
    <style:style style:name="T5" style:family="text">
      <style:text-properties fo:font-variant="normal" fo:text-transform="none" fo:letter-spacing="normal" officeooo:rsid="001da570"/>
    </style:style>
    <style:style style:name="T6" style:family="text">
      <style:text-properties fo:font-variant="normal" fo:text-transform="none" fo:letter-spacing="normal" officeooo:rsid="001f564e"/>
    </style:style>
    <style:style style:name="T7" style:family="text">
      <style:text-properties fo:font-variant="normal" fo:text-transform="none" fo:letter-spacing="normal" officeooo:rsid="001fae1e"/>
    </style:style>
    <style:style style:name="T8" style:family="text">
      <style:text-properties fo:font-variant="normal" fo:text-transform="none" fo:letter-spacing="normal" officeooo:rsid="00218628"/>
    </style:style>
    <style:style style:name="T9" style:family="text">
      <style:text-properties fo:font-variant="normal" fo:text-transform="none" fo:letter-spacing="normal" officeooo:rsid="00230762"/>
    </style:style>
    <style:style style:name="T10" style:family="text">
      <style:text-properties fo:font-variant="normal" fo:text-transform="none" fo:letter-spacing="normal" officeooo:rsid="002333be"/>
    </style:style>
    <style:style style:name="T11" style:family="text">
      <style:text-properties fo:font-variant="normal" fo:text-transform="none" fo:letter-spacing="normal" fo:font-weight="bold" officeooo:rsid="001abdd2" style:font-weight-asian="bold" style:font-weight-complex="bold"/>
    </style:style>
    <style:style style:name="T12" style:family="text">
      <style:text-properties fo:font-variant="normal" fo:text-transform="none" fo:letter-spacing="normal" fo:font-weight="bold" officeooo:rsid="001c20b1" style:font-weight-asian="bold" style:font-weight-complex="bold"/>
    </style:style>
    <style:style style:name="T13" style:family="text">
      <style:text-properties fo:font-variant="normal" fo:text-transform="none" fo:letter-spacing="normal" officeooo:rsid="00337c48"/>
    </style:style>
    <style:style style:name="T14" style:family="text">
      <style:text-properties fo:font-variant="normal" fo:text-transform="none" fo:letter-spacing="normal" officeooo:rsid="003563cb"/>
    </style:style>
    <style:style style:name="T15" style:family="text">
      <style:text-properties fo:font-variant="normal" fo:text-transform="none" fo:letter-spacing="normal" officeooo:rsid="0036b1be"/>
    </style:style>
    <style:style style:name="T16" style:family="text">
      <style:text-properties fo:font-variant="normal" fo:text-transform="none" fo:letter-spacing="normal" officeooo:rsid="0037b76a"/>
    </style:style>
    <style:style style:name="T17" style:family="text">
      <style:text-properties fo:font-variant="normal" fo:text-transform="none" style:text-position="sub 58%" fo:letter-spacing="normal"/>
    </style:style>
    <style:style style:name="T18" style:family="text">
      <style:text-properties officeooo:rsid="001f564e"/>
    </style:style>
    <style:style style:name="T19" style:family="text">
      <style:text-properties officeooo:rsid="00230762"/>
    </style:style>
    <style:style style:name="T20" style:family="text">
      <style:text-properties officeooo:rsid="00240e7b"/>
    </style:style>
    <style:style style:name="T21" style:family="text">
      <style:text-properties officeooo:rsid="002333be"/>
    </style:style>
    <style:style style:name="T22" style:family="text">
      <style:text-properties officeooo:rsid="001fae1e"/>
    </style:style>
    <style:style style:name="T23" style:family="text">
      <style:text-properties officeooo:rsid="0025c500"/>
    </style:style>
    <style:style style:name="T24" style:family="text">
      <style:text-properties officeooo:rsid="00267b0a"/>
    </style:style>
    <style:style style:name="T25" style:family="text">
      <style:text-properties fo:font-style="normal" fo:font-weight="normal"/>
    </style:style>
    <style:style style:name="T26" style:family="text">
      <style:text-properties fo:font-style="normal" fo:font-weight="normal" officeooo:rsid="00267b0a"/>
    </style:style>
    <style:style style:name="T27" style:family="text">
      <style:text-properties fo:font-style="normal" fo:font-weight="normal" officeooo:rsid="002dae0a"/>
    </style:style>
    <style:style style:name="T28" style:family="text">
      <style:text-properties fo:font-style="normal" fo:font-weight="normal" officeooo:rsid="002ddb4f"/>
    </style:style>
    <style:style style:name="T29" style:family="text">
      <style:text-properties fo:font-style="normal" fo:font-weight="normal" style:font-size-asian="12.1000003814697pt" style:font-size-complex="12.1000003814697pt"/>
    </style:style>
    <style:style style:name="T30" style:family="text">
      <style:text-properties fo:font-style="normal" fo:font-weight="normal" officeooo:rsid="002fc5ad" style:font-size-asian="12.1000003814697pt" style:font-size-complex="12.1000003814697pt"/>
    </style:style>
    <style:style style:name="T31" style:family="text">
      <style:text-properties fo:font-style="normal" fo:font-weight="normal" officeooo:rsid="002f113f"/>
    </style:style>
    <style:style style:name="T32" style:family="text">
      <style:text-properties fo:font-style="normal" fo:font-weight="normal" style:font-size-asian="10.5500001907349pt"/>
    </style:style>
    <style:style style:name="T33" style:family="text">
      <style:text-properties fo:font-style="normal" fo:font-weight="normal" officeooo:rsid="002dae0a" style:font-size-asian="10.5500001907349pt"/>
    </style:style>
    <style:style style:name="T34" style:family="text">
      <style:text-properties fo:font-style="normal" fo:font-weight="normal" officeooo:rsid="002f113f" style:font-size-asian="10.5500001907349pt"/>
    </style:style>
    <style:style style:name="T35" style:family="text">
      <style:text-properties fo:font-style="normal" fo:font-weight="normal" officeooo:rsid="002fc5ad"/>
    </style:style>
    <style:style style:name="T36" style:family="text">
      <style:text-properties style:text-position="super 58%"/>
    </style:style>
    <style:style style:name="T37" style:family="text">
      <style:text-properties style:text-position="super 58%" officeooo:rsid="00287121"/>
    </style:style>
    <style:style style:name="T38" style:family="text">
      <style:text-properties style:text-position="super 58%" fo:font-style="normal" fo:font-weight="normal" officeooo:rsid="002c7a44"/>
    </style:style>
    <style:style style:name="T39" style:family="text">
      <style:text-properties style:text-position="super 58%" fo:font-style="normal" fo:font-weight="normal" officeooo:rsid="002cf1c2"/>
    </style:style>
    <style:style style:name="T40" style:family="text">
      <style:text-properties style:text-position="super 58%" fo:font-style="normal" fo:font-weight="normal" style:font-weight-asian="bold" style:font-weight-complex="bold"/>
    </style:style>
    <style:style style:name="T41" style:family="text">
      <style:text-properties style:text-position="super 58%" fo:font-style="normal" fo:font-weight="normal" officeooo:rsid="002fc5ad" style:font-weight-asian="bold" style:font-weight-complex="bold"/>
    </style:style>
    <style:style style:name="T42" style:family="text">
      <style:text-properties style:text-position="super 58%" fo:font-style="normal" fo:font-weight="normal" officeooo:rsid="00314b30" style:font-weight-asian="bold" style:font-weight-complex="bold"/>
    </style:style>
    <style:style style:name="T43" style:family="text">
      <style:text-properties style:text-position="super 58%" fo:font-style="normal" fo:font-weight="normal" style:font-weight-asian="normal" style:font-weight-complex="normal"/>
    </style:style>
    <style:style style:name="T44" style:family="text">
      <style:text-properties style:text-position="super 58%" fo:font-style="normal" fo:font-weight="normal" officeooo:rsid="002fc5ad" style:font-weight-asian="normal" style:font-weight-complex="normal"/>
    </style:style>
    <style:style style:name="T45" style:family="text">
      <style:text-properties style:text-position="super 58%" fo:font-style="normal" fo:font-weight="normal" officeooo:rsid="00314b30" style:font-weight-asian="normal" style:font-weight-complex="normal"/>
    </style:style>
    <style:style style:name="T46" style:family="text">
      <style:text-properties style:text-position="0% 100%"/>
    </style:style>
    <style:style style:name="T47" style:family="text">
      <style:text-properties style:text-position="0% 100%" officeooo:rsid="00287121"/>
    </style:style>
    <style:style style:name="T48" style:family="text">
      <style:text-properties style:text-position="0% 100%" officeooo:rsid="00240e7b"/>
    </style:style>
    <style:style style:name="T49" style:family="text">
      <style:text-properties style:text-position="0% 100%" officeooo:rsid="001fae1e"/>
    </style:style>
    <style:style style:name="T50" style:family="text">
      <style:text-properties style:text-position="0% 100%" officeooo:rsid="002a5e81"/>
    </style:style>
    <style:style style:name="T51" style:family="text">
      <style:text-properties style:text-position="0% 100%" fo:font-style="normal" fo:font-weight="normal"/>
    </style:style>
    <style:style style:name="T52" style:family="text">
      <style:text-properties style:text-position="0% 100%" fo:font-style="normal" fo:font-weight="normal" officeooo:rsid="002a5e81"/>
    </style:style>
    <style:style style:name="T53" style:family="text">
      <style:text-properties style:text-position="0% 100%" fo:font-style="normal" fo:font-weight="normal" officeooo:rsid="001fae1e"/>
    </style:style>
    <style:style style:name="T54" style:family="text">
      <style:text-properties style:text-position="0% 100%" fo:font-style="normal" fo:font-weight="normal" officeooo:rsid="002c7a44"/>
    </style:style>
    <style:style style:name="T55" style:family="text">
      <style:text-properties style:text-position="0% 100%" fo:font-style="normal" fo:font-weight="normal" officeooo:rsid="002cf1c2"/>
    </style:style>
    <style:style style:name="T56" style:family="text">
      <style:text-properties style:text-position="0% 100%" fo:font-style="normal" fo:font-weight="normal" style:font-weight-asian="bold" style:font-weight-complex="bold"/>
    </style:style>
    <style:style style:name="T57" style:family="text">
      <style:text-properties style:text-position="0% 100%" fo:font-style="normal" fo:font-weight="normal" officeooo:rsid="002a5e81" style:font-weight-asian="bold" style:font-weight-complex="bold"/>
    </style:style>
    <style:style style:name="T58" style:family="text">
      <style:text-properties style:text-position="0% 100%" fo:font-style="normal" fo:font-weight="normal" officeooo:rsid="002cf1c2" style:font-weight-asian="bold" style:font-weight-complex="bold"/>
    </style:style>
    <style:style style:name="T59" style:family="text">
      <style:text-properties style:text-position="0% 100%" fo:font-style="normal" fo:font-weight="normal" officeooo:rsid="002fc5ad" style:font-weight-asian="bold" style:font-weight-complex="bold"/>
    </style:style>
    <style:style style:name="T60" style:family="text">
      <style:text-properties style:text-position="0% 100%" fo:font-style="normal" fo:font-weight="normal" officeooo:rsid="00314b30" style:font-weight-asian="bold" style:font-weight-complex="bold"/>
    </style:style>
    <style:style style:name="T61" style:family="text">
      <style:text-properties style:text-position="0% 100%" fo:font-style="normal" fo:font-weight="normal" style:font-weight-asian="normal" style:font-weight-complex="normal"/>
    </style:style>
    <style:style style:name="T62" style:family="text">
      <style:text-properties style:text-position="0% 100%" fo:font-style="normal" fo:font-weight="normal" officeooo:rsid="002fc5ad" style:font-weight-asian="normal" style:font-weight-complex="normal"/>
    </style:style>
    <style:style style:name="T63" style:family="text">
      <style:text-properties style:text-position="0% 100%" fo:font-style="normal" fo:font-weight="normal" officeooo:rsid="00314b30" style:font-weight-asian="normal" style:font-weight-complex="normal"/>
    </style:style>
    <style:style style:name="T64" style:family="text">
      <style:text-properties style:text-position="0% 100%" fo:font-style="normal" fo:font-weight="normal" officeooo:rsid="002a5e81" style:font-weight-asian="normal" style:font-weight-complex="normal"/>
    </style:style>
    <style:style style:name="T65" style:family="text">
      <style:text-properties style:text-position="0% 100%" fo:font-style="normal" fo:font-weight="normal" officeooo:rsid="00314b30"/>
    </style:style>
    <style:style style:name="T66" style:family="text">
      <style:text-properties style:text-position="0% 100%" fo:font-style="normal" fo:font-weight="normal" officeooo:rsid="003b6d52"/>
    </style:style>
    <style:style style:name="T67" style:family="text">
      <style:text-properties style:text-position="0% 100%" fo:font-style="normal" fo:font-weight="bold" officeooo:rsid="002cf1c2" style:font-weight-asian="bold" style:font-weight-complex="bold"/>
    </style:style>
    <style:style style:name="T68" style:family="text">
      <style:text-properties style:text-position="0% 100%" fo:font-style="normal" fo:font-weight="bold" officeooo:rsid="002fc5ad" style:font-weight-asian="bold" style:font-weight-complex="bold"/>
    </style:style>
    <style:style style:name="T69" style:family="text">
      <style:text-properties style:text-position="0% 100%" fo:font-style="normal" fo:font-weight="bold" officeooo:rsid="00314b30" style:font-weight-asian="bold" style:font-weight-complex="bold"/>
    </style:style>
    <style:style style:name="T70" style:family="text">
      <style:text-properties style:text-position="0% 100%" officeooo:rsid="003a24d7"/>
    </style:style>
    <style:style style:name="T71" style:family="text">
      <style:text-properties officeooo:rsid="002dae0a"/>
    </style:style>
    <style:style style:name="T72" style:family="text">
      <style:text-properties fo:font-size="9pt" fo:font-style="normal" fo:font-weight="normal" style:font-size-asian="9pt" style:font-size-complex="9pt"/>
    </style:style>
    <style:style style:name="T73" style:family="text">
      <style:text-properties fo:font-size="9pt" fo:font-style="normal" fo:font-weight="normal" officeooo:rsid="002dae0a" style:font-size-asian="9pt" style:font-size-complex="9pt"/>
    </style:style>
    <style:style style:name="T74" style:family="text">
      <style:text-properties style:text-position="sub 58%" fo:font-style="normal" fo:font-weight="normal" style:font-weight-asian="bold" style:font-weight-complex="bold"/>
    </style:style>
    <style:style style:name="T75" style:family="text">
      <style:text-properties style:text-position="sub 58%" fo:font-style="normal" fo:font-weight="normal" officeooo:rsid="002fc5a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normal" style:font-weight-asian="normal" style:font-weight-complex="normal"/>
    </style:style>
    <style:style style:name="T78" style:family="text">
      <style:text-properties officeooo:rsid="00337c48"/>
    </style:style>
    <style:style style:name="T79" style:family="text">
      <style:text-properties officeooo:rsid="003563cb"/>
    </style:style>
    <style:style style:name="T80" style:family="text">
      <style:text-properties officeooo:rsid="0036b1be"/>
    </style:style>
    <style:style style:name="T81" style:family="text">
      <style:text-properties officeooo:rsid="0037b76a"/>
    </style:style>
    <style:style style:name="T82" style:family="text">
      <style:text-properties officeooo:rsid="00382a54"/>
    </style:style>
    <style:style style:name="T83" style:family="text">
      <style:text-properties officeooo:rsid="003a23cf"/>
    </style:style>
    <style:style style:name="T84" style:family="text">
      <style:text-properties officeooo:rsid="003a24d7"/>
    </style:style>
    <style:style style:name="T85" style:family="text">
      <style:text-properties officeooo:rsid="003b6d52"/>
    </style:style>
    <style:style style:name="T86" style:family="text">
      <style:text-properties officeooo:rsid="003bfa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Analysis I </text:p>
      <text:p text:style-name="P50">Homework Assignment 2 <text:span text:style-name="T18">&amp; 3</text:span></text:p>
      <text:p text:style-name="P64">Name : Emil Gasimov</text:p>
      <text:p text:style-name="P64">Student ID: 20180849</text:p>
      <text:p text:style-name="P50"/>
      <text:p text:style-name="P50">Problem 2.4</text:p>
      <text:p text:style-name="P50"/>
      <text:p text:style-name="P51"><text:span text:style-name="T1">We need to show that || . || </text:span><text:span text:style-name="T2">∞ </text:span><text:span text:style-name="T3">satisfies the 3 properties of any norm.</text:span></text:p>
      <text:p text:style-name="P9"/>
      <text:p text:style-name="P51"><text:span text:style-name="T3">1) || . || </text:span><text:span text:style-name="T2">∞</text:span><text:span text:style-name="T3"> = max {|x_1|, |x_2|} &gt;= 0 for any </text:span><text:span text:style-name="T11">x</text:span><text:span text:style-name="T3"> in R^2, and if ||</text:span><text:span text:style-name="T11">x</text:span><text:span text:style-name="T3">||∞ = 0, then max {|x_1|, |x_2| } = 0 ==&gt;</text:span></text:p>
      <text:p text:style-name="P51"><text:span text:style-name="T3">x_1 = 0 = x_2 ==&gt; </text:span><text:span text:style-name="T11">x</text:span><text:span text:style-name="T3"> = </text:span><text:span text:style-name="T11">0</text:span><text:span text:style-name="T3">. So, || . || </text:span><text:span text:style-name="T17">∞</text:span><text:span text:style-name="T3"> is positive-definite.</text:span></text:p>
      <text:p text:style-name="P9">2) For any c in R and any <text:span text:style-name="T76">x</text:span> in R^2, one has</text:p>
      <text:p text:style-name="P51"><text:span text:style-name="T3"><text:tab/>||c</text:span><text:span text:style-name="T11">x</text:span><text:span text:style-name="T3">||</text:span><text:span text:style-name="T2">∞</text:span><text:span text:style-name="T3"> = max { |cx_1, |cx_2| } = |c| max {|x_1|, |x_2| } = |c| ||</text:span><text:span text:style-name="T11">x</text:span><text:span text:style-name="T3">||∞ ==&gt; || . ||∞ satisfies the absolute homogeneity property.</text:span></text:p>
      <text:p text:style-name="P9">3) For any <text:span text:style-name="T76">x</text:span><text:span text:style-name="T77">,</text:span><text:span text:style-name="T76"> y</text:span> in R^2, one has</text:p>
      <text:p text:style-name="P62"><text:span text:style-name="T3"><text:tab/>|| </text:span><text:span text:style-name="T11">x</text:span><text:span text:style-name="T3"> +</text:span><text:span text:style-name="T11"> y</text:span><text:span text:style-name="T3"> || </text:span><text:span text:style-name="T2">∞</text:span><text:span text:style-name="T3"> = </text:span><text:span text:style-name="T4">max {|x_1 + y_1|, |x_2 + y_2| } &lt;= </text:span><text:span text:style-name="T3">max {|x_1| + |y_1|, |x_2| + |y_2| } &lt;= </text:span></text:p>
      <text:p text:style-name="P62"><text:span text:style-name="T3">max {|x_1|, |x_2|} + max{|y_1|, |y_2|} </text:span><text:span text:style-name="T4">= ||</text:span><text:span text:style-name="T12">x</text:span><text:span text:style-name="T4">||∞ + || </text:span><text:span text:style-name="T12">y</text:span><text:span text:style-name="T4">||∞ ==&gt; || . ||∞ satisfies the subadditivity property.</text:span></text:p>
      <text:p text:style-name="P10"/>
      <text:p text:style-name="P11">Problem 2.12</text:p>
      <text:p text:style-name="P11"/>
      <text:p text:style-name="P11">Let {x_k} be an arbitrary convergent sequence in R^n and let x_0 be its limit.</text:p>
      <text:p text:style-name="P11">a) Suppose that there is another limit of {x_k}, say x’. Let e &gt; 0 be any real number &lt; ||x_0 – x’||/2. There exists a natural number k_1 for which ||x_k – x_0|| &lt; e for all k &gt; k_1. Likewise, there exists a natural number k_2 such that ||x_k – x’|| &lt; e for all k &gt; k_2. Then for all k &gt; max(k_1, k_2) : </text:p>
      <text:p text:style-name="P11"><text:tab/><text:tab/>2e &lt; || x_0 – x’|| &lt;= || x_k – x_0|| + || x_k – x’|| &lt; 2e, </text:p>
      <text:p text:style-name="P11">contradiction. So, the limit of a convergent sequence is unique.</text:p>
      <text:p text:style-name="P52"><text:span text:style-name="T2">b) Let e &gt; 0 be any real number. There exists a k_1 for which || x_k – x_0|| &lt; e for all k &gt; k_1, where x_0 is the limit of </text:span><text:span text:style-name="T5">the sequence {x_k}. So, ||x_k|| &lt;= || x_k – x_0|| + ||x_0|| &lt; e + ||x_0|| </text:span><text:span text:style-name="T13">for all k &gt; k_1</text:span><text:span text:style-name="T5">. Let M = max (||x_1||, …, ||x_{k_</text:span><text:span text:style-name="T13">1</text:span><text:span text:style-name="T5">}||, e + ||x_</text:span><text:span text:style-name="T13">0</text:span><text:span text:style-name="T5">||). Then ||x_k|| &lt;= M for all k. </text:span></text:p>
      <text:p text:style-name="P12">c) Let e &gt; 0 be any real number. There exists a k_1 such that ||x_k – x_0|| &lt; e/2 for all k &gt;= k_1 <text:span text:style-name="T78">(where x_0 is the limit of the sequence {x_k})</text:span>. So, for all m &gt;= k &gt;= k_1,</text:p>
      <text:p text:style-name="P12"><text:tab/>||x_k – x_m|| &lt;= ||x_k – x_0|| + ||x_m – x_0|| &lt;= e <text:s text:c="3"/>===&gt;</text:p>
      <text:p text:style-name="P12">{x_k} is Cauchy.</text:p>
      <text:p text:style-name="P12"/>
      <text:p text:style-name="P12">Problem 2.15</text:p>
      <text:p text:style-name="P12"/>
      <text:p text:style-name="P12">For any given e &gt; 0, there exists a k_1 such that </text:p>
      <text:p text:style-name="P12"><text:tab/><text:tab/>|| x_m – x_k| &lt; e for all m &gt;= k &gt;= k_1. </text:p>
      <text:p text:style-name="P12">In particular, for k = k_1 : </text:p>
      <text:p text:style-name="P12"><text:tab/>||x_m – x_{k_1}|| &lt; e for all m &gt;= k_1 <text:s text:c="3"/>===&gt; </text:p>
      <text:p text:style-name="P12"><text:tab/>||x_m || &lt; ||x_{k_1}|| + e for all m &gt;= k_1. </text:p>
      <text:p text:style-name="P12">Let M = max(||x_1||, …, ||x_{k_1 – 1}||, ||x_{k_1}|| + e) ==&gt;</text:p>
      <text:p text:style-name="P12"><text:tab/>||x_k|| &lt;= M for every natural number k ==&gt; {x_k} is bounded.</text:p>
      <text:p text:style-name="P12"/>
      <text:p text:style-name="P12">Problem 2.17</text:p>
      <text:p text:style-name="P12"/>
      <text:p text:style-name="P53"><text:span text:style-name="T2">Note that any deleted neighborhood N’(x_0; e) of x_0 contains infinitely many points of S [ If a </text:span><text:span text:style-name="T13">deleted</text:span><text:span text:style-name="T2"> n</text:span><text:span text:style-name="T13">eighborhood</text:span><text:span text:style-name="T2"> N’(x_0; e) contains only finitely many points, say x_{i_1}, … , x_{i_k}, let e_1 </text:span><text:soft-page-break/><text:span text:style-name="T2">= min( ||x_{i_1} – x_0||, …, ||x_{i_k} – x_0||). Then N’(x_0; e_1) contains no points of S, contradiction ]. Let x_1 be a point of S in N’(x_0; e), and let x_2 be a point of S in N’(x_0; e/2), which is different from x_1. Having chosen the points x_1, x_2, …, x_k of S, let x_{k + 1} be a point of S in N’(x_0; e/{k + 1}), different from x_1, x_2, …, x_k. Then {x_k} is a sequence of distinct points in S. Observe that ||x_k – x_0|| &lt; e/k for every natural number k. Let e’ &gt; 0 be any real number. Then there exists a k_1 for which e/k_1 &lt; e’ <text:s text:c="2"/>==&gt; <text:s/>for any k &gt; k_1, ||x_k – x_0|| &lt; e/k &lt;= e/k_1 &lt; e’ <text:s text:c="2"/>==&gt; lim{k goes to infinity} x_k = x_0. </text:span></text:p>
      <text:p text:style-name="P12"/>
      <text:p text:style-name="P12">Problem 2.25</text:p>
      <text:p text:style-name="P12"/>
      <text:p text:style-name="P54"><text:span text:style-name="T5">Let T = {x_k : k in N}. Then S = T </text:span><text:span text:style-name="T2">⋃</text:span><text:span text:style-name="T5"> </text:span><text:span text:style-name="T6">{x_0}. Obviously, x_0 is a limit point of S. Suppose that S has another limit point, say x’. Then any deleted neighborhood N’(x’; e) contains infinitely many points of S ==&gt; infinitely points of T ==&gt; x’ is a limit point of T ==&gt; x’ is a cluster point of the sequence {x_k} ==&gt; there exists a subsequence {x_{k_j}} </text:span><text:span text:style-name="T14">of {x_k} </text:span><text:span text:style-name="T6">that converges to x’; contradiction, since all the subsequences of {x_k} converges to x_0 </text:span><text:span text:style-name="T14">(as x_0 is the limit of the sequence {x_k})</text:span><text:span text:style-name="T6">. So, x_0 is the only limit point of S and x_0 is in S ==&gt; S is closed.</text:span></text:p>
      <text:p text:style-name="P13"/>
      <text:p text:style-name="P14">Problem 2.29</text:p>
      <text:p text:style-name="P14"/>
      <text:p text:style-name="P14">a) interior(S) = (a, b), closure(S) = [a, b], derived set(S) = [a, b], bd(S) = {a, b} (consists of points a and b) <text:s text:c="2"/><text:span text:style-name="T79">(every point in the interval (a,b) has a neighborhood which is completely contained in S, and if x’ is any point that does not belong to (a,b), then any neighborhood of x’ contains a point that belongs to S-complement ==&gt; interior(S) = (a,b). It is easy observe that, the only points whose every neighborhood contains a point of S are those that are contained in [a,b], so closure(S) = [a,b]. </text:span></text:p>
      <text:p text:style-name="P39">If x’ is a point that N(x’; e) contains both point of S and S-complement for every e &gt; 0, then x’ = a or x’ = b ==&gt; bd(S) = {a, b}. Finally, the only points whose every neighborhood contains a point of S are those that are contained in [a, b] ==&gt; derived set(S) = [a,b])</text:p>
      <text:p text:style-name="P14"/>
      <text:p text:style-name="P14">b) interior(S) = { (x, 0) in R^2 : a &lt; x &lt; b }, closure(S) = { (x, 0) in R^2 : a &lt;= x &lt;= b }, derived set(S) = { (x, 0) in R^2 : a &lt;= x &lt;= b }, bd(S) = {(a,0), (b,0) } (consists of points (a,0) and (b,0) in R^2). </text:p>
      <text:p text:style-name="P39">(the <text:span text:style-name="T80">same reasoning as in (a)</text:span>)</text:p>
      <text:p text:style-name="P14"/>
      <text:p text:style-name="P14">c) interior(S) = empty set, closure(S) = R (the set of real numbers), derived set(S) = R, bd(S) = R.</text:p>
      <text:p text:style-name="P39">(if x is any rational number, then every neighborhood of x will contain irrational numbers ==&gt; interior(S) = empty set. </text:p>
      <text:p text:style-name="P39">For any real number x and any positive real number e, the neighborhood N(x;e) contains both rational numbers and irrational numbers ==&gt; derived set(S) = closure(S) = bd(S) = R. )</text:p>
      <text:p text:style-name="P14"/>
      <text:p text:style-name="P14">d) interior(S) = empty set, closure(S) = R^n, derived set(S) = R^n, bd(S) = R^n.</text:p>
      <text:p text:style-name="P40">(the same reasoning as in (c))</text:p>
      <text:p text:style-name="P14"/>
      <text:p text:style-name="P14">e) interior(S) = empty set, closure (S) = S, derived set (S) = S, <text:s/>bd(S) = S.</text:p>
      <text:p text:style-name="P14"/>
      <text:p text:style-name="P14"/>
      <text:p text:style-name="P14">Problem 2.43</text:p>
      <text:p text:style-name="P14"/>
      <text:p text:style-name="P55"><text:span text:style-name="T2">For a point x, d(x, S) = 0 if and only if x is in the closure of </text:span><text:span text:style-name="T7">S. </text:span></text:p>
      <text:p text:style-name="P15"><text:soft-page-break/>So, a set S in R^n is closed &lt;==&gt; <text:span text:style-name="T80">S </text:span>contains all of its limit points &lt;==&gt; S = closure(S) &lt;==&gt; d(x, S) = 0 if and only if x is a point of S <text:s/>&lt;==&gt; d(x, S) &gt; 0 if and only if x is a point of <text:span text:style-name="T80">S-complement.</text:span></text:p>
      <text:p text:style-name="P40">(&lt;==&gt; means “if and only if”)</text:p>
      <text:p text:style-name="P15"/>
      <text:p text:style-name="P15"/>
      <text:p text:style-name="P15">Problem 2.52</text:p>
      <text:p text:style-name="P15">We assume that the following is true:</text:p>
      <text:p text:style-name="P15">If {C_k} is a nested sequence of closed, bounded, non-empty subsets of R^n (where n is fixed), then </text:p>
      <text:p text:style-name="P56"><text:span text:style-name="T7"><text:tab/><text:tab/></text:span><text:span text:style-name="T2">⋂</text:span><text:span text:style-name="T7">(k : 1 to infinity) C_k is non-empty.</text:span></text:p>
      <text:p text:style-name="P56"><text:span text:style-name="T7">Furthermore, if lim{k goes infinity} d(C_k) = 0, then </text:span><text:span text:style-name="T2">⋂</text:span><text:span text:style-name="T7">(k : 1 to infinity) C_k = {x_0}, where x_0 is a point of R^n. </text:span></text:p>
      <text:p text:style-name="P15"/>
      <text:p text:style-name="P15">Let {a_k} and {b_k} be any two sequences <text:span text:style-name="T80">(in R) </text:span>such that a_k &lt; b_k (for every natural number k), </text:p>
      <text:p text:style-name="P15">b_k &lt;= b_{k – 1} (for every k &gt; 1), and a_k &gt;= a_{k – 1} (for every k &gt; 1). Then C_k = {(x, 0, …, 0) in R^n : a_k &lt;= x &lt;= b_k } is a non-empty, bounded, closed subset of R^n and {C_k} is a nested sequence <text:s/>==&gt; (according to the assumption above) </text:p>
      <text:p text:style-name="P15"><text:tab/><text:tab/><text:tab/>⋂(k : 1 to infinity) C_k <text:s/>is non-empty <text:s/>==&gt;</text:p>
      <text:p text:style-name="P56"><text:span text:style-name="T7">x_0 <text:s/>= (c, 0, …, 0) </text:span><text:span text:style-name="T2">∈</text:span><text:span text:style-name="T7"> ⋂(k : 1 to infinity) C_k </text:span><text:span text:style-name="T8">for some real number c ==&gt; </text:span></text:p>
      <text:p text:style-name="P57"><text:span text:style-name="T2">c </text:span><text:span text:style-name="T7">∈ ⋂(k : 1 to infinity) </text:span><text:span text:style-name="T2">[a_k, b_k] ==&gt; </text:span></text:p>
      <text:p text:style-name="P57"><text:span text:style-name="T7">⋂(k : 1 to infinity) </text:span><text:span text:style-name="T2">[a_k, b_k] <text:s/>is not empty. Note that lim{k goes to infinity} d(C_k) = 0 &lt;==&gt; lim{k goes to infinity} sqrt{(b_k – a_k)^2} = 0 &lt;==&gt; lim{k goes to infinity} (b_k – a_k) = 0. So, if lim{k goes to infinity} (b_k – a_k) = 0, then </text:span><text:span text:style-name="T7">⋂(k : 1 to infinity) </text:span><text:span text:style-name="T2">C_k = {x_0 </text:span><text:span text:style-name="T15">=</text:span><text:span text:style-name="T2"> (c, 0, …, 0)} </text:span><text:span text:style-name="T15">(i.e., the intersection consists of a single point)</text:span><text:span text:style-name="T2"> for some x_0 in R^n (and c is a real number) ==&gt; </text:span><text:span text:style-name="T7">⋂(k : 1 to infinity) </text:span><text:span text:style-name="T2">[a_k, b_k] = {c}. </text:span></text:p>
      <text:p text:style-name="P16">So, Cantor’s criterion holds in R. </text:p>
      <text:p text:style-name="P16"/>
      <text:p text:style-name="P16">Problem 2.53</text:p>
      <text:p text:style-name="P16"/>
      <text:p text:style-name="P16">a) Suppose that A is <text:span text:style-name="T19">an</text:span> empty set =&gt; B = R (the set of real numbers) =&gt; contradiction, because S is non-empty.</text:p>
      <text:p text:style-name="P57"><text:span text:style-name="T2">Let a </text:span><text:span text:style-name="T7">∈ </text:span><text:span text:style-name="T2">A and b </text:span><text:span text:style-name="T7">∈ </text:span><text:span text:style-name="T2">B ==&gt; b is an upper bound for S, </text:span><text:span text:style-name="T15">but </text:span><text:span text:style-name="T2">a is not ==&gt; there exists an x_0 </text:span><text:span text:style-name="T7">∈ </text:span><text:span text:style-name="T2">S for which x_0 &gt; a ==&gt; <text:s text:c="2"/>a &lt; x_0 &lt;= b <text:s text:c="3"/>==&gt; x_0 </text:span><text:span text:style-name="T7">∈ </text:span><text:span text:style-name="T2">S </text:span><text:span text:style-name="T7">⋂ </text:span><text:span text:style-name="T2">[a, b] and a &lt; b.</text:span></text:p>
      <text:p text:style-name="P16"/>
      <text:p text:style-name="P16">Problem 2.56</text:p>
      <text:p text:style-name="P16"/>
      <text:p text:style-name="P57"><text:span text:style-name="T2">b) C_k = closure(N(0; 1/k)) </text:span><text:span text:style-name="T7">⋂ </text:span><text:span text:style-name="T2">X ==&gt; C_k = [-1/k, 1/k] </text:span><text:span text:style-name="T7">⋂ </text:span><text:span text:style-name="T2">X ==&gt; C_k = (0, 1/k) </text:span><text:span text:style-name="T7">⋂ </text:span><text:span text:style-name="T2">X. Suppose that </text:span></text:p>
      <text:p text:style-name="P58"><text:span text:style-name="T7">⋂ </text:span><text:span text:style-name="T8">(k : 1 to infinity) C_k is non-empty; let x_0 </text:span><text:span text:style-name="T7">∈ ⋂ </text:span><text:span text:style-name="T8">(k : 1 to infinity) C_k. There exists a natural number <text:s/>k_0 for which x_0 &gt; 1/k_</text:span><text:span text:style-name="T16">0</text:span><text:span text:style-name="T8"> ==&gt; x_0 </text:span><text:span text:style-name="T2">∉</text:span><text:span text:style-name="T8"> </text:span><text:span text:style-name="T9">C_{k_0} ==&gt; x_0 ∉ </text:span><text:span text:style-name="T7">⋂ </text:span><text:span text:style-name="T8">(k : 1 to infinity) C_k, </text:span><text:span text:style-name="T9">contradiction. So </text:span><text:span text:style-name="T7">⋂ </text:span><text:span text:style-name="T8">(k : 1 to infinity) C_k </text:span><text:span text:style-name="T9">is an empty set.</text:span></text:p>
      <text:p text:style-name="P17"/>
      <text:p text:style-name="P17">Problem 2.57</text:p>
      <text:p text:style-name="P17"/>
      <text:p text:style-name="P59"><text:span text:style-name="T2">c) C_k = closure(N(x_0; </text:span><text:span text:style-name="T16">e_k</text:span><text:span text:style-name="T2">)) </text:span><text:span text:style-name="T7">⋂ </text:span><text:span text:style-name="T2">X = [x_0 – </text:span><text:span text:style-name="T16">e_k</text:span><text:span text:style-name="T2">, x_0 + </text:span><text:span text:style-name="T16">e_k</text:span><text:span text:style-name="T2">] </text:span><text:span text:style-name="T7">⋂ </text:span><text:span text:style-name="T2">X (because if S = (a, b), then closure(S) = [a, b]). Let x_1 be any real number different from x_0 ==&gt; |x_0 – x_1| = e &gt; 0 ==&gt; there exists a natural number k_0 for which e &gt; e_{k_0} ==&gt; x_1 ∉ [x_0 – e_{k_0}, x_0 + e_{k_0}] = closure(N(x_0; e_{k_0})) ==&gt; x_1 ∉ C_{k_0} ==&gt; x_1 ∉ </text:span><text:span text:style-name="T7">⋂(k : 1 to infinity) </text:span><text:span text:style-name="T2">C_k. Note that x_0 ∉ </text:span><text:span text:style-name="T7">⋂(k : 1 to infinity) </text:span><text:span text:style-name="T2">C_k as well ==&gt; </text:span><text:span text:style-name="T7">⋂(k : 1 to infinity) </text:span><text:span text:style-name="T2">C_k is empty.</text:span></text:p>
      <text:p text:style-name="P17"/>
      <text:p text:style-name="P60"><text:soft-page-break/><text:span text:style-name="T2">It is obvious that the sets C_k are nonempty (since Q is dense in R), bounded (x_0 – e_k &lt;= x &lt;= x_0 + e_k for all <text:s/></text:span><text:span text:style-name="T10">x </text:span><text:span text:style-name="T7">∈ </text:span><text:span text:style-name="T10">C_k), relatively closed in X (since the sets closure(N(x_0; e_k)) are closed), and C_k </text:span><text:span text:style-name="T7">∈ </text:span><text:span text:style-name="T10">C_{k – 1} for all k &gt; 1. </text:span></text:p>
      <text:p text:style-name="P18"/>
      <text:p text:style-name="P18"/>
      <text:p text:style-name="P18">Problem 2.61</text:p>
      <text:p text:style-name="P18"/>
      <text:p text:style-name="P18">Suppose the claim is false; let U and V be two disjoint open sets for which </text:p>
      <text:p text:style-name="P61"><text:span text:style-name="T2">1) R </text:span><text:span text:style-name="T7">∈ </text:span><text:span text:style-name="T2">U ⋃ V,</text:span></text:p>
      <text:p text:style-name="P61"><text:span text:style-name="T2">2) R </text:span><text:span text:style-name="T7">⋂ </text:span><text:span text:style-name="T2">U is non-empty and R </text:span><text:span text:style-name="T7">⋂ </text:span><text:span text:style-name="T2">V is non-empty.</text:span></text:p>
      <text:p text:style-name="P18"/>
      <text:p text:style-name="P61"><text:span text:style-name="T2">Let a </text:span><text:span text:style-name="T7">∈ </text:span><text:span text:style-name="T2">R </text:span><text:span text:style-name="T7">⋂ </text:span><text:span text:style-name="T2">U and b </text:span><text:span text:style-name="T7">∈ </text:span><text:span text:style-name="T2">R </text:span><text:span text:style-name="T7">⋂ </text:span><text:span text:style-name="T2">V. It follows that </text:span></text:p>
      <text:p text:style-name="P61"><text:span text:style-name="T2">1) [a, b] </text:span><text:span text:style-name="T7">∈ </text:span><text:span text:style-name="T2">U ⋃ V,</text:span></text:p>
      <text:p text:style-name="P61"><text:span text:style-name="T2">2) [a,b] </text:span><text:span text:style-name="T7">⋂ </text:span><text:span text:style-name="T2">U is non-empty and [a,b] </text:span><text:span text:style-name="T7">⋂ </text:span><text:span text:style-name="T2">V is non-empty.</text:span></text:p>
      <text:p text:style-name="P18">This means that the interval [a,b] is disconnected; contradiction. So, R cannot be disconnected ==&gt; R is connected.</text:p>
      <text:p text:style-name="P18"/>
      <text:p text:style-name="P18">Problem 2.68</text:p>
      <text:p text:style-name="P18"/>
      <text:p text:style-name="P18">a) S = R^n is <text:span text:style-name="T81">closed (S contains all of its limit points), but is </text:span>not compact, because it is not bounded.</text:p>
      <text:p text:style-name="P18">b) There is no such set; any compact subset S of R^n is closed.</text:p>
      <text:p text:style-name="P18">c) S = R^n is an open subset of R^n <text:span text:style-name="T81">(for every point x in R^n, every neighborhood of x is contained R^n)</text:span>, and is not compact (since it is not bounded),</text:p>
      <text:p text:style-name="P61"><text:span text:style-name="T2">d) S = {x </text:span><text:span text:style-name="T7">∈ </text:span><text:span text:style-name="T2">R^n : ||x|| &lt;= 1 } is compact, since it is closed and bounded. However, it is not open, as there is no neighborhood N(x_0; e) for which ||x_0|| = 1 and N(x_0; e) </text:span><text:span text:style-name="T7">∈ </text:span><text:span text:style-name="T2">S.</text:span></text:p>
      <text:p text:style-name="P18"/>
      <text:p text:style-name="P18">Problem 2.69</text:p>
      <text:p text:style-name="P18"/>
      <text:p text:style-name="P61"><text:span text:style-name="T2">Let S be any compact set in R^n and let A </text:span><text:span text:style-name="T7">∈ </text:span><text:span text:style-name="T2">S be any closed subset of S. Then A is bounded, as S is bounded. Since A is also closed (in R^n), it follows that A is compact.</text:span></text:p>
      <text:p text:style-name="P18"/>
      <text:p text:style-name="P19">Problem 2.70</text:p>
      <text:p text:style-name="P19"/>
      <text:p text:style-name="P19">C_1, C_2, …, C_k – compact subsets of R^n.</text:p>
      <text:p text:style-name="P19">a) <text:span text:style-name="T21">⋃</text:span>(j : 1 to k) C_j is compact; <text:span text:style-name="T21">⋃</text:span>(j : 1 to k) C_j is closed, because each C_j is closed, and <text:span text:style-name="T21">⋃</text:span>(j : 1 to k) is bounded, as each C_j is bounded (let m_j be an upper bound for C_j; then max(m_1, m_2, …, m_k) is an upper bound for <text:span text:style-name="T21">⋃</text:span>(j : 1 to k) C_j) ==&gt; <text:span text:style-name="T21">⋃</text:span>(j : 1 to k) C_j is compact.</text:p>
      <text:p text:style-name="P19"/>
      <text:p text:style-name="P19">b) <text:span text:style-name="T22">⋂</text:span>(j : 1 to k) C_j is compact; <text:span text:style-name="T22">⋂</text:span>(j : 1 to k) C_j is closed, since each C_j is closed, </text:p>
      <text:p text:style-name="P19">and <text:span text:style-name="T22">⋂</text:span>(j : 1 to k) C_j <text:s/><text:span text:style-name="T22">∈ </text:span>C_1 is bounded ==&gt; <text:span text:style-name="T22">⋂</text:span>(j : 1 to k) C_j is compact.</text:p>
      <text:p text:style-name="P19"/>
      <text:p text:style-name="P19">Problem 3.17</text:p>
      <text:p text:style-name="P19">If x_0 ≠ ½ is a rational number in [0,1], let {e_k}, where e_1 &lt; 1 – x_0, be a sequence of positive irrational numbers that converges monotonically to 0 So, {x_0 + e_k} converges to x_0, and x_0 + e_k is irrational for all k. Then lim{k goes to infinity} f(x_0 + e_k} = lim{k goes to infinity} m(1 – x_0 – e_k) = m(1 – x_0) ≠ f(x_0) ==&gt; f is not continuous at x_0 (because f is continuous at c if and only if every Cauchy sequence {x_k} such that lim{k goes to infinity} x_k = c, it follows that lim{k <text:soft-page-break/>goes to infinity} = f(c) (where c is a limit point of the domain of f; in this problem, the domain of f is the interval [0,1], and each point of this interval is a limit point). </text:p>
      <text:p text:style-name="P19"/>
      <text:p text:style-name="P20">If x_0 ≠ <text:span text:style-name="T23">½ is an irrational number in [0,1], let {e_k} be a sequence of positive irrational numbers that converges monotonically to 0, and satisfies e_1 &lt; 1 – x_0 and (x_0 + e_k) ∈ <text:s/>Q (the set of rational numbers) for every natural number k. Then {x_0 + e_k} converges to x_0. So, lim{k goes to infinity} f(x_0 + e_k) = lim{k goes to infinity} m(x_0 + e_k) = mx_0 </text:span>≠ <text:span text:style-name="T23">f(x_0) ==&gt; f is not continuous at x_0. </text:span></text:p>
      <text:p text:style-name="P20"/>
      <text:p text:style-name="P22">Combining the two results obtained above, we conclude that f is not <text:span text:style-name="T82">continuous </text:span>at any point <text:span text:style-name="T20">≠ </text:span>½ in the interval [0,1]. It remains to show that f is continuous at x = ½. Let e &gt; 0 be any real number, </text:p>
      <text:p text:style-name="P22">and let a = e/m. </text:p>
      <text:p text:style-name="P21">If x is a rational number in the neighborhood N(1/2; a) : |f(x) – f(1/2)| = |mx – m/2| = m|x – 1/2| &lt; ma = e; </text:p>
      <text:p text:style-name="P21">if x is an irrational number in the neighborhood N(1/2; a) : |f(x) – f(1/2)| = |m(1 – x) – m/2| = m|1/2 – x| &lt; ma = e. </text:p>
      <text:p text:style-name="P21">So, if x in the neighborhood N(1/2; a), then f(x) is in the neighborhood N(f(1/2); e) ==&gt; f is continuous at x = ½.</text:p>
      <text:p text:style-name="P21"/>
      <text:p text:style-name="P21">Problem 3.20</text:p>
      <text:p text:style-name="P21"/>
      <text:p text:style-name="P21">a) x → x/2, y → <text:span text:style-name="T82">x</text:span>/2 : f(x) = [f(x/2)]^2 &gt;= 0 ===&gt; f(x) &gt;= 0 for every real number x.</text:p>
      <text:p text:style-name="P21"/>
      <text:p text:style-name="P21">b) f(x_0) =<text:span text:style-name="T20"> </text:span>0 for some real number x_0 ==&gt; x → x – x_0, y → x_0 : f(x) = f(x – x_0)f(x_0) = 0 ==&gt; f(x) = 0 for every real number x.</text:p>
      <text:p text:style-name="P21"/>
      <text:p text:style-name="P21">c) f(x_0) <text:span text:style-name="T20">≠ </text:span>0 for some real number x_0 ==&gt; x → x_0, y → <text:span text:style-name="T82">0</text:span> : <text:s/>f(x_0) = f(x_0)f(0) ==&gt; f(0) = 1.</text:p>
      <text:p text:style-name="P21"/>
      <text:p text:style-name="P21">d) Suppose that lim{x goes to 0} f(x) = f(0). If f(x_0) = 0 some x_0, then f is identically 0 (according to (b)), so lim{x goes to c} f(x) = 0 = f(c) for every real number c ==&gt; f is continuous on all of R. Consider the case f(x) <text:span text:style-name="T20">≠ </text:span>0 for all x in R. Then <text:span text:style-name="T24">lim{x goes to 0} f(x) = f(0) = 1. So, </text:span></text:p>
      <text:p text:style-name="P21"/>
      <text:p text:style-name="P23"><text:span text:style-name="T23"><text:tab/>lim{x goes to c} f(x) = lim{y goes to 0}f(y + c) = lim{y goes to 0} f(y)f(c) = lim{y goes to 0} f(y) </text:span><text:span text:style-name="T25">× </text:span><text:span text:style-name="T26">lim{y goes to 0} f(c) = f(c) ==&gt; f is continuous at every point c of R. </text:span></text:p>
      <text:p text:style-name="P21"/>
      <text:p text:style-name="P24">e) Observe that f(2x) = f(x)^2 ==&gt; f(3x) = f(x)f(2x) = f(x)^3 ==&gt; … f(nx) = f(x)^n for every natural number n. So, setting x = 1 ==&gt; f(n) = f(1)^n for every natural number n. <text:span text:style-name="T83">Also, setting y → x : f(-x) = 1/f(x) ==&gt; f(-n) = 1/f(1)^n = f(1)^{-n} for every natural number n ==&gt; f(x) = f(1)^x for every integer x.</text:span> Then x → m/n (where m is any <text:span text:style-name="T82">integer</text:span>) <text:span text:style-name="T84">in the equation f(nx) = f(x)^n (where n is any natural number) </text:span>==&gt; f(m) = f(m/n)^n ==&gt; f(m/n) = f(m)^{1/n} = f(1)^{m/n} ==&gt; f(x) = f(1)^x holds for every rational number x. Let c be an irrational number, and let {c_k} be a sequence of rational numbers that converges to c. Note that c is a limit point of the set of real numbers. So, as f is continuous on all of R, </text:p>
      <text:p text:style-name="P24"><text:tab/>f(c) = lim{x goes to c}f(x) = lim{k goes to infinity} f(c_k) = lim{k goes to infinity} f(1)^c_k = f(1)^c <text:s/>==&gt; f(x) = f(1)^x for every irrational number x ==&gt; f(x) = f(1)^x for every real number x.</text:p>
      <text:p text:style-name="P24"/>
      <text:p text:style-name="P24">Problem 3.48</text:p>
      <text:p text:style-name="P24"/>
      <text:p text:style-name="P25"><text:soft-page-break/>a) for every y <text:span text:style-name="T22">∈ [c,d], there exists at least one x ∈ [a,b] such that f(x) = y, since f maps [a,b] onto [c,d]. Furthermore, if there existed two different values x = x_1 and x = x_2 for which f(x) = y, then f would not be strictly monotone. This implies that for every y ∈ [c,d], there exists a unique value x ∈ [a,b] such that f(x) = y ==&gt; f</text:span><text:span text:style-name="T37">-1 </text:span><text:span text:style-name="T47">maps [c,d] one-to-one onto [a,b].</text:span></text:p>
      <text:p text:style-name="P1"/>
      <text:p text:style-name="P27"><text:span text:style-name="T46">b) let y_1 &lt; y_2 &lt; y_3 be any three numbers in [c,d], and let x_1, x_2, and x_3 be the unique values for which f(x_1) = y_1, f(x_2) = y_2, and f(x_3) = y_3 </text:span><text:span text:style-name="T70">(so </text:span><text:span text:style-name="T46">f</text:span><text:span text:style-name="T36">-1</text:span><text:span text:style-name="T70">(y_i) = x_i for i = 1,2,3)</text:span><text:span text:style-name="T46">. Since f is strictly monotone on [a,b], it follows that either x_1 &lt; x_2 &lt; x_3 or x_1 &gt; x_2 &gt; x_3 should hold ==&gt; f</text:span><text:span text:style-name="T36">-1</text:span><text:span text:style-name="T46"> is strictly monotone on [c,d].</text:span></text:p>
      <text:p text:style-name="P1"/>
      <text:p text:style-name="P2">Problem 3.51</text:p>
      <text:p text:style-name="P3"><text:s/></text:p>
      <text:p text:style-name="P28"><text:span text:style-name="T50">Note that tan(x) = sin(x)/cos(x), and since sin(x) and cos(x) are continuous on all of R, tan(x) is also continuous at every point it is defined; that is, tan(x) is continuous at every point x for which cos(x) </text:span><text:span text:style-name="T48">≠ </text:span><text:span text:style-name="T50">0. Furthermore, tan(x) maps (-</text:span><text:span text:style-name="T51">π</text:span><text:span text:style-name="T52">/2, <text:s/>π/2) one-to-one onto R. To prove this assertion, first notice that tan(x_1) = tan(x_2) for x_1, x_2 <text:s/></text:span><text:span text:style-name="T53">∈ </text:span><text:span text:style-name="T52">(- π/2, <text:s/>π/2) implies x_1 = x_2 ==&gt; tan(x) is one-to-one on (- π/2, <text:s/>π/2). Secondly, </text:span></text:p>
      <text:p text:style-name="P4"><text:tab/><text:tab/><text:tab/>y = tan(x) = sin(x)/cos(x) <text:s text:c="3"/>==&gt; </text:p>
      <text:p text:style-name="P4"><text:tab/><text:tab/><text:tab/>sin(x) = cos(x) y <text:s text:c="16"/>===&gt; </text:p>
      <text:p text:style-name="P4"/>
      <text:p text:style-name="P4"><text:tab/><text:tab/><text:tab/>1 = sin(x)^2 + cos(x)^2 = cos(x)^2 (y^2 + 1) ==&gt;</text:p>
      <text:p text:style-name="P29"><text:span text:style-name="T51">which is solvable for every real number y, since cos(x)^2 can take any real value not exceeding 1. <text:s/>So, the claim is justified. </text:span><text:span text:style-name="T54">Consequently, tan</text:span><text:span text:style-name="T38">-1</text:span><text:span text:style-name="T54">(x) maps R one-to-one onto (- </text:span><text:span text:style-name="T52">π/</text:span><text:span text:style-name="T54">2, </text:span><text:span text:style-name="T52">π/</text:span><text:span text:style-name="T54">2). </text:span></text:p>
      <text:p text:style-name="P29"><text:span text:style-name="T54"><text:s/></text:span><text:span text:style-name="T51">Another observation is that tan(x) is strictly monotone increasing on (</text:span><text:span text:style-name="T52">- π/2, <text:s/>π/2). </text:span><text:span text:style-name="T55">This, in turn, implies that tan</text:span><text:span text:style-name="T39">-1</text:span><text:span text:style-name="T55">(x) is strictly monotone increasing on R. </text:span></text:p>
      <text:p text:style-name="P29"><text:span text:style-name="T54"><text:s/></text:span><text:span text:style-name="T51">Let 0 &lt; x_0 &lt; </text:span><text:span text:style-name="T52"><text:s/>π/</text:span><text:span text:style-name="T51">2 be any real number. Consider </text:span><text:span text:style-name="T65">the</text:span><text:span text:style-name="T51"> compact set [-x_0, x_0]. </text:span></text:p>
      <text:p text:style-name="P29"><text:span text:style-name="T51">tan(x) is continuous </text:span><text:span text:style-name="T54">and strictly </text:span><text:span text:style-name="T66">increasing</text:span><text:span text:style-name="T54"> </text:span><text:span text:style-name="T51">on [-x_0, x_0], and maps [-x_0, x_0] one-to-one onto </text:span></text:p>
      <text:p text:style-name="P29"><text:span text:style-name="T51">[-tan(-x_0), tan(x_0)]. </text:span><text:span text:style-name="T54">Therefore, tan</text:span><text:span text:style-name="T38">-1</text:span><text:span text:style-name="T54">(x) is continuous and strictly </text:span><text:span text:style-name="T65">increasing</text:span><text:span text:style-name="T54"> on [-tan(-x_0), tan(x_0)], and maps [-tan(-x_0), tan(x_0)] one-to-one onto [-x_0, x_0]. Choosing x_0 close enough to <text:s/></text:span><text:span text:style-name="T52">π/</text:span><text:span text:style-name="T54">2, one can make the interval [-tan(-x_0), tan(x_0)] as large as one wishes. So, tan</text:span><text:span text:style-name="T38">-1</text:span><text:span text:style-name="T54">(x) is continuous on all of R. </text:span></text:p>
      <text:p text:style-name="P5"/>
      <text:p text:style-name="P30"><text:span text:style-name="T51">a) </text:span><text:span text:style-name="T55">the function tan</text:span><text:span text:style-name="T39">-1</text:span><text:span text:style-name="T55">(x) has domain R (the set of real numbers), so f(x) has domain R^2 (there is no restriction on the values of x_1 and x_2). As noted above, tan</text:span><text:span text:style-name="T39">-1</text:span><text:span text:style-name="T55">(x) is strictly increasing </text:span><text:span text:style-name="T66">on </text:span><text:span text:style-name="T55">R. Since </text:span></text:p>
      <text:p text:style-name="P30"><text:span text:style-name="T55">tan</text:span><text:span text:style-name="T39">-1</text:span><text:span text:style-name="T55">(0) = 0, and since the range of tan</text:span><text:span text:style-name="T39">-1</text:span><text:span text:style-name="T55">(x) is the interval (- </text:span><text:span text:style-name="T52">π/</text:span><text:span text:style-name="T55">2, </text:span><text:span text:style-name="T67"><text:s/></text:span><text:span text:style-name="T57">π/</text:span><text:span text:style-name="T58">2), it follows that the range of f(x) is the interval [0, <text:s/></text:span><text:span text:style-name="T57">π/</text:span><text:span text:style-name="T58">2]. </text:span></text:p>
      <text:p text:style-name="P6"/>
      <text:p text:style-name="P31"><text:span text:style-name="T56">b) </text:span><text:span text:style-name="T59">g(x) = </text:span><text:span text:style-name="T56">tan</text:span><text:span text:style-name="T40">-1</text:span><text:span text:style-name="T56">(x) is continuous on all of R. <text:s/></text:span><text:span text:style-name="T59">h(</text:span><text:span text:style-name="T68">x</text:span><text:span text:style-name="T59">) = x</text:span><text:span text:style-name="T75">1</text:span><text:span text:style-name="T41">2 </text:span><text:span text:style-name="T59">+ x</text:span><text:span text:style-name="T75">2</text:span><text:span text:style-name="T41">2</text:span><text:span text:style-name="T59"> is also continuous on all of R</text:span><text:span text:style-name="T41">2</text:span><text:span text:style-name="T59">. Consequently, g(h(</text:span><text:span text:style-name="T68">x</text:span><text:span text:style-name="T62">)) = tan</text:span><text:span text:style-name="T44">-1</text:span><text:span text:style-name="T62">(</text:span><text:span text:style-name="T59">x</text:span><text:span text:style-name="T75">1</text:span><text:span text:style-name="T41">2 </text:span><text:span text:style-name="T59">+ x</text:span><text:span text:style-name="T75">2</text:span><text:span text:style-name="T41">2</text:span><text:span text:style-name="T59">) is continuous at every point (x</text:span><text:span text:style-name="T75">1</text:span><text:span text:style-name="T59">,x</text:span><text:span text:style-name="T75">2</text:span><text:span text:style-name="T59">) of R</text:span><text:span text:style-name="T41">2</text:span><text:span text:style-name="T59">.</text:span></text:p>
      <text:p text:style-name="P7"/>
      <text:p text:style-name="P38"><text:span text:style-name="T56">c) As noted above, tan</text:span><text:span text:style-name="T40">-1</text:span><text:span text:style-name="T56">(x) is strictly </text:span><text:span text:style-name="T60">increasing on R, and maps the real line one-to-one onto the interval (</text:span><text:span text:style-name="T64">-π/2, <text:s/>π/2). </text:span><text:span text:style-name="T63">The immediate consequence is that lim{x goes to infinity} tan</text:span><text:span text:style-name="T45">-1</text:span><text:span text:style-name="T63">(x) = </text:span><text:span text:style-name="T64"><text:s/>π/</text:span><text:span text:style-name="T63">2. Then</text:span></text:p>
      <text:p text:style-name="P8"/>
      <text:p text:style-name="P38"><text:span text:style-name="T63"><text:tab/>lim{||</text:span><text:span text:style-name="T69">x</text:span><text:span text:style-name="T63">|| goes to infinity} </text:span><text:span text:style-name="T61">tan</text:span><text:span text:style-name="T43">-1</text:span><text:span text:style-name="T61">(</text:span><text:span text:style-name="T56">x</text:span><text:span text:style-name="T74">1</text:span><text:span text:style-name="T40">2 </text:span><text:span text:style-name="T56">+ x</text:span><text:span text:style-name="T74">2</text:span><text:span text:style-name="T40">2</text:span><text:span text:style-name="T56">) </text:span><text:span text:style-name="T60">= lim{x goes to infinity} tan</text:span><text:span text:style-name="T42">-1</text:span><text:span text:style-name="T60">(x) = <text:s/></text:span><text:span text:style-name="T64">π</text:span><text:span text:style-name="T63">/2.</text:span></text:p>
      <text:p text:style-name="P6"/>
      <text:p text:style-name="P2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Problem 3.59</text:p>
      <text:p text:style-name="P1"/>
      <text:p text:style-name="P26"><text:span text:style-name="T46">Let g(x) = f(x) – x for all x </text:span><text:span text:style-name="T49">∈ </text:span><text:span text:style-name="T46">[a,b]. </text:span></text:p>
      <text:p text:style-name="P1">If g(x) &gt;= 0 for all the values of x, then g(b) &gt;= 0 ==&gt; f(b) &gt;= b ==&gt; f(b) = b ==&gt; f(x) = x holds for x = b. </text:p>
      <text:p text:style-name="P1">If g(x) &lt;= 0 for all the values of x, then g(a) &lt;= 0 ==&gt; f(a) &lt;= a ==&gt; f(a) = a ==&gt; f(x) = x holds for x = a.</text:p>
      <text:p text:style-name="P1">Suppose that there exist <text:span text:style-name="T85">real numbers x_1 and x_2</text:span> <text:span text:style-name="T85">in [a,b] </text:span>for which g(x_1) &lt; 0 and g(x_2) &gt; 0. By the intermediate value theorem, there should exist a value x_0 such that x_1 &lt; x_0 &lt; x_2 and g(x_0) = 0 ==&gt; f(x_0) = x_0 ==&gt; f(x) = x holds for x = x_0. </text:p>
      <text:p text:style-name="P1"/>
      <text:p text:style-name="P1"/>
      <text:p text:style-name="P32">Problem 3.76</text:p>
      <text:p text:style-name="P32"/>
      <text:p text:style-name="P35"><text:span text:style-name="T71">a) Suppose that f is uniformly continuous on S. Let </text:span><text:span text:style-name="T73">Ɛ</text:span><text:span text:style-name="T71"> &gt; 0 be any positive real number. Then there exists a real number </text:span><text:span text:style-name="T25">δ </text:span><text:span text:style-name="T27">&gt; 0 such that if x, y are any two </text:span><text:span text:style-name="T28">positive real numbers</text:span><text:span text:style-name="T27"> with |x – y| &lt; <text:s/>δ, then |f(x) – f(y)| &lt; </text:span><text:span text:style-name="T73">Ɛ</text:span><text:span text:style-name="T27"> holds. Observe that </text:span></text:p>
      <text:p text:style-name="P35"><text:span text:style-name="T27"><text:tab/>|f(x) – f(y)| &lt; </text:span><text:span text:style-name="T73">Ɛ</text:span><text:span text:style-name="T27"> <text:s text:c="5"/>&lt;====&gt; <text:s text:c="5"/>|ln(x) – ln(y)| &lt; </text:span><text:span text:style-name="T73">Ɛ</text:span><text:span text:style-name="T27"> <text:s text:c="6"/>&lt;====&gt; <text:s text:c="4"/></text:span><text:span text:style-name="T31">e</text:span><text:span text:style-name="T27">^{|ln(x) – ln(y)|} &lt; e</text:span><text:span text:style-name="T28">^</text:span><text:span text:style-name="T73">Ɛ</text:span><text:span text:style-name="T27"> <text:s text:c="4"/>&lt;====&gt; <text:s text:c="12"/>x/y &lt; e^</text:span><text:span text:style-name="T73">Ɛ </text:span><text:span text:style-name="T27"><text:s/>and y/x &lt; e^</text:span><text:span text:style-name="T73">Ɛ </text:span><text:span text:style-name="T27">. </text:span></text:p>
      <text:p text:style-name="P33"><text:span text:style-name="T25">Let x be </text:span><text:span text:style-name="T31">a</text:span><text:span text:style-name="T28">n arbitrary</text:span><text:span text:style-name="T25"> </text:span><text:span text:style-name="T28">positive real number</text:span><text:span text:style-name="T25">, and let <text:s/>δ’ </text:span><text:span text:style-name="T28">&lt; δ <text:s/>be any positive real number. According to the assumption above, </text:span><text:span text:style-name="T31">|f(x) – f(x + <text:s/></text:span><text:span text:style-name="T28">δ’</text:span><text:span text:style-name="T31">)| &lt; </text:span><text:span text:style-name="T72">Ɛ</text:span><text:span text:style-name="T28"> </text:span><text:span text:style-name="T31">holds. So, </text:span></text:p>
      <text:p text:style-name="P35"><text:span text:style-name="T28"><text:tab/>|f(x) – f(x + δ’)| &lt; </text:span><text:span text:style-name="T73">Ɛ</text:span><text:span text:style-name="T28"> <text:s text:c="3"/>===&gt; <text:s text:c="2"/>(x + <text:s/>δ’)/x &lt; e^</text:span><text:span text:style-name="T73">Ɛ</text:span><text:span text:style-name="T28"> <text:s text:c="2"/>===&gt; <text:s text:c="3"/>1 + <text:s/>δ’/x &lt; e^</text:span><text:span text:style-name="T73">Ɛ </text:span><text:span text:style-name="T28">. </text:span></text:p>
      <text:p text:style-name="P42"/>
      <text:p text:style-name="P35"><text:span text:style-name="T28">Note that <text:s/>x was arbitrarily chosen, that is, it can be any positive real number. </text:span><text:span text:style-name="T31">L</text:span><text:span text:style-name="T28">et x = s for some s with 0 &lt; s &lt; <text:s/>δ’/(e^</text:span><text:span text:style-name="T73">Ɛ</text:span><text:span text:style-name="T28"> – 1). Then </text:span></text:p>
      <text:p text:style-name="P36"><text:span text:style-name="T28"><text:tab/><text:tab/>1 + <text:s/>δ’/x &gt; 1 + <text:s/>δ’/[δ’/(e^</text:span><text:span text:style-name="T73">Ɛ</text:span><text:span text:style-name="T28"> – 1)] = 1 + (e^</text:span><text:span text:style-name="T73">Ɛ</text:span><text:span text:style-name="T28"> – 1) = e^</text:span><text:span text:style-name="T73">Ɛ</text:span><text:span text:style-name="T28">, </text:span></text:p>
      <text:p text:style-name="P35"><text:span text:style-name="T28">contradiction. This means that f (x) = lnx is not uniform</text:span><text:span text:style-name="T31">ly</text:span><text:span text:style-name="T28"> continuous on S = (0, </text:span><text:span text:style-name="T25">∞</text:span><text:span text:style-name="T28">).</text:span></text:p>
      <text:p text:style-name="P42"/>
      <text:p text:style-name="P34"><text:span text:style-name="T25">b) Let </text:span><text:span text:style-name="T73">Ɛ</text:span><text:span text:style-name="T25"> </text:span><text:span text:style-name="T31">&gt; 0 be any real number, and let <text:s/></text:span><text:span text:style-name="T25">δ </text:span><text:span text:style-name="T31">= a(e^</text:span><text:span text:style-name="T73">Ɛ </text:span><text:span text:style-name="T33"><text:s/>- </text:span><text:span text:style-name="T34">1). Then, if |x – y| &lt; <text:s/></text:span><text:span text:style-name="T25">δ </text:span><text:span text:style-name="T31">for any two real numbers x, y in [a, ∞), it follows that (assume without loss of generality that x &gt;= y and let </text:span><text:span text:style-name="T25">δ’ </text:span><text:span text:style-name="T31">= x - y)</text:span></text:p>
      <text:p text:style-name="P43"/>
      <text:p text:style-name="P37"><text:span text:style-name="T25">x/y = (y + </text:span><text:span text:style-name="T28">δ’</text:span><text:span text:style-name="T25">)/y = 1 + <text:s/></text:span><text:span text:style-name="T28">δ’/</text:span><text:span text:style-name="T25">y &lt; 1 + <text:s/></text:span><text:span text:style-name="T28">δ/</text:span><text:span text:style-name="T25">a = 1 + (e^</text:span><text:span text:style-name="T73">Ɛ –</text:span><text:span text:style-name="T33"> </text:span><text:span text:style-name="T32">1) = e^</text:span><text:span text:style-name="T73">Ɛ </text:span><text:span text:style-name="T33"><text:s text:c="6"/></text:span><text:span text:style-name="T32">and <text:s text:c="6"/>y/x &lt;= 1 &lt;= e^</text:span><text:span text:style-name="T73">Ɛ <text:s text:c="4"/></text:span><text:span text:style-name="T32">====&gt; </text:span></text:p>
      <text:p text:style-name="P46"/>
      <text:p text:style-name="P37"><text:span text:style-name="T32">e^{|lnx – lny|} &lt; e^</text:span><text:span text:style-name="T73">Ɛ <text:s text:c="6"/></text:span><text:span text:style-name="T33"><text:s/></text:span><text:span text:style-name="T32">=====&gt; <text:s text:c="4"/>|lnx – lny| &lt; </text:span><text:span text:style-name="T73">Ɛ <text:s text:c="6"/></text:span><text:span text:style-name="T32">====&gt; |f(x) – f(y)| &lt; </text:span><text:span text:style-name="T73">Ɛ. </text:span></text:p>
      <text:p text:style-name="P47"/>
      <text:p text:style-name="P37"><text:span text:style-name="T33">C</text:span><text:span text:style-name="T32">onsequently, f(x) = lnx is uniformly continuous on [a, </text:span><text:span text:style-name="T25">∞) for any a &gt; 0.</text:span></text:p>
      <text:p text:style-name="P43"/>
      <text:p text:style-name="P43"/>
      <text:p text:style-name="P43">Problem 3.83</text:p>
      <text:p text:style-name="P43"/>
      <text:p text:style-name="P43">a) Let f be any continuous, periodic function on R. Then f is also continuous on the compact set [0, p] ==&gt; f([0,p]) = [m, M], where m = {min(f(x)) : x in <text:span text:style-name="T86">[0,p]</text:span>} and M = {max(f(x)) : x in <text:span text:style-name="T86">[0,p]</text:span>}. Since f is periodic with period p, it follows that the range of f is [m, M] ==&gt; f is bounded on R. </text:p>
      <text:p text:style-name="P37"><text:soft-page-break/><text:span text:style-name="T25">Observe that, since f is continuous, it is uniformly continuous on any closed interval [-kp, kp], where k is any natural number. </text:span><text:span text:style-name="T35">Since there is no restriction on the values that k can take, we conclude that f is uniformly continuous on R. </text:span></text:p>
      <text:p text:style-name="P44"/>
      <text:p text:style-name="P41"><text:span text:style-name="T30">b) Note that sin(x) and cos(x) are continuous on all of R, and sin(x + 2</text:span><text:span text:style-name="T29">π</text:span><text:span text:style-name="T30">) = sin(x) and cos(x + 2π) = cos(x), that is, sin(x) and cos(x) both are periodic functions. According to (a), sin(x) and cos(x) are uniformly continuous on R. </text:span></text:p>
      <text:p text:style-name="P46"><text:tab/><text:tab/><text:tab/></text:p>
      <text:p text:style-name="P48"/>
      <text:p text:style-name="P48"/>
      <text:p text:style-name="P48"/>
      <text:p text:style-name="P48"/>
      <text:p text:style-name="P48"/>
      <text:p text:style-name="P49"/>
      <text:p text:style-name="P47"/>
      <text:p text:style-name="P45"/>
      <text:p text:style-name="P45"/>
      <text:p text:style-name="P18"/>
      <text:p text:style-name="P15"/>
      <text:p text:style-name="P1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1T01:30:39.450844719</meta:creation-date>
    <dc:date>2020-05-15T20:59:24.334995812</dc:date>
    <meta:editing-duration>PT37M53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8" meta:paragraph-count="148" meta:word-count="3937" meta:character-count="18698" meta:non-whitespace-character-count="14590"/>
  </office:meta>
</office:document-meta>
</file>